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at deg</text:p>
          </table:table-cell>
          <table:table-cell office:value-type="string" calcext:value-type="string">
            <text:p>Lat min</text:p>
          </table:table-cell>
          <table:table-cell office:value-type="string" calcext:value-type="string">
            <text:p>Long deg</text:p>
          </table:table-cell>
          <table:table-cell office:value-type="string" calcext:value-type="string">
            <text:p>Long min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E Entrance to Corinth Canal</text:p>
          </table:table-cell>
          <table:table-cell office:value-type="float" office:value="37" calcext:value-type="float">
            <text:p>37</text:p>
          </table:table-cell>
          <table:table-cell office:value-type="float" office:value="54.91" calcext:value-type="float">
            <text:p>54.91</text:p>
          </table:table-cell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.5M S of Ák Kóniki (Salamina SW End)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Marina Alimos (Kalamáki/Athens)</text:p>
          </table:table-cell>
          <table:table-cell office:value-type="float" office:value="37" calcext:value-type="float">
            <text:p>37</text:p>
          </table:table-cell>
          <table:table-cell office:value-type="float" office:value="54.67" calcext:value-type="float">
            <text:p>54.6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.5M S of W end of Gaidhouronsi</text:p>
          </table:table-cell>
          <table:table-cell office:value-type="float" office:value="37" calcext:value-type="float">
            <text:p>37</text:p>
          </table:table-cell>
          <table:table-cell office:value-type="float" office:value="38.45" calcext:value-type="float">
            <text:p>38.45</text:p>
          </table:table-cell>
          <table:table-cell office:value-type="float" office:value="23" calcext:value-type="float">
            <text:p>23</text:p>
          </table:table-cell>
          <table:table-cell office:value-type="float" office:value="56.04" calcext:value-type="float">
            <text:p>56.04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.25M S of temple of Sounion</text:p>
          </table:table-cell>
          <table:table-cell office:value-type="float" office:value="37" calcext:value-type="float">
            <text:p>37</text:p>
          </table:table-cell>
          <table:table-cell office:value-type="float" office:value="38.63" calcext:value-type="float">
            <text:p>38.63</text:p>
          </table:table-cell>
          <table:table-cell office:value-type="float" office:value="24" calcext:value-type="float">
            <text:p>24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.15M S of S end of Makronisos</text:p>
          </table:table-cell>
          <table:table-cell office:value-type="float" office:value="37" calcext:value-type="float">
            <text:p>37</text:p>
          </table:table-cell>
          <table:table-cell office:value-type="float" office:value="38.56" calcext:value-type="float">
            <text:p>38.56</text:p>
          </table:table-cell>
          <table:table-cell office:value-type="float" office:value="24" calcext:value-type="float">
            <text:p>2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number-rows-repeated="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table:formula="of:=CONCATENATE([$Sheet1.A2];&quot; &quot;;[$Sheet1.B2])" office:value-type="string" office:string-value="1-1 E Entrance to Corinth Canal" calcext:value-type="string">
            <text:p>1-1 E Entrance to Corinth Canal</text:p>
          </table:table-cell>
          <table:table-cell table:formula="of:=[$Sheet1.C2]+([$Sheet1.D2]/60)" office:value-type="float" office:value="37.9151666666667" calcext:value-type="float">
            <text:p>37.9151666666667</text:p>
          </table:table-cell>
          <table:table-cell table:formula="of:=[$Sheet1.E2]+([$Sheet1.F2]/60)" office:value-type="float" office:value="23.0113333333333" calcext:value-type="float">
            <text:p>23.0113333333333</text:p>
          </table:table-cell>
        </table:table-row>
        <table:table-row table:style-name="ro1">
          <table:table-cell table:formula="of:=CONCATENATE([$Sheet1.A3];&quot; &quot;;[$Sheet1.B3])" office:value-type="string" office:string-value="1-2 0.5M S of Ák Kóniki (Salamina SW End)" calcext:value-type="string">
            <text:p>1-2 0.5M S of Ák Kóniki (Salamina SW End)</text:p>
          </table:table-cell>
          <table:table-cell table:formula="of:=[$Sheet1.C3]+([$Sheet1.D3]/60)" office:value-type="float" office:value="37.8666666666667" calcext:value-type="float">
            <text:p>37.8666666666667</text:p>
          </table:table-cell>
          <table:table-cell table:formula="of:=[$Sheet1.E3]+([$Sheet1.F3]/60)" office:value-type="float" office:value="23.4533333333333" calcext:value-type="float">
            <text:p>23.4533333333333</text:p>
          </table:table-cell>
        </table:table-row>
        <table:table-row table:style-name="ro1">
          <table:table-cell table:formula="of:=CONCATENATE([$Sheet1.A4];&quot; &quot;;[$Sheet1.B4])" office:value-type="string" office:string-value="1-3 Marina Alimos (Kalamáki/Athens)" calcext:value-type="string">
            <text:p>1-3 Marina Alimos (Kalamáki/Athens)</text:p>
          </table:table-cell>
          <table:table-cell table:formula="of:=[$Sheet1.C4]+([$Sheet1.D4]/60)" office:value-type="float" office:value="37.9111666666667" calcext:value-type="float">
            <text:p>37.9111666666667</text:p>
          </table:table-cell>
          <table:table-cell table:formula="of:=[$Sheet1.E4]+([$Sheet1.F4]/60)" office:value-type="float" office:value="23.7" calcext:value-type="float">
            <text:p>23.7</text:p>
          </table:table-cell>
        </table:table-row>
        <table:table-row table:style-name="ro1">
          <table:table-cell table:formula="of:=CONCATENATE([$Sheet1.A5];&quot; &quot;;[$Sheet1.B5])" office:value-type="string" office:string-value="1-4 0.5M S of W end of Gaidhouronsi" calcext:value-type="string">
            <text:p>1-4 0.5M S of W end of Gaidhouronsi</text:p>
          </table:table-cell>
          <table:table-cell table:formula="of:=[$Sheet1.C5]+([$Sheet1.D5]/60)" office:value-type="float" office:value="37.6408333333333" calcext:value-type="float">
            <text:p>37.6408333333333</text:p>
          </table:table-cell>
          <table:table-cell table:formula="of:=[$Sheet1.E5]+([$Sheet1.F5]/60)" office:value-type="float" office:value="23.934" calcext:value-type="float">
            <text:p>23.934</text:p>
          </table:table-cell>
        </table:table-row>
        <table:table-row table:style-name="ro1">
          <table:table-cell table:formula="of:=CONCATENATE([$Sheet1.A6];&quot; &quot;;[$Sheet1.B6])" office:value-type="string" office:string-value="1-5 0.25M S of temple of Sounion" calcext:value-type="string">
            <text:p>1-5 0.25M S of temple of Sounion</text:p>
          </table:table-cell>
          <table:table-cell table:formula="of:=[$Sheet1.C6]+([$Sheet1.D6]/60)" office:value-type="float" office:value="37.6438333333333" calcext:value-type="float">
            <text:p>37.6438333333333</text:p>
          </table:table-cell>
          <table:table-cell table:formula="of:=[$Sheet1.E6]+([$Sheet1.F6]/60)" office:value-type="float" office:value="24.0218333333333" calcext:value-type="float">
            <text:p>24.0218333333333</text:p>
          </table:table-cell>
        </table:table-row>
        <table:table-row table:style-name="ro1">
          <table:table-cell table:formula="of:=CONCATENATE([$Sheet1.A7];&quot; &quot;;[$Sheet1.B7])" office:value-type="string" office:string-value="1-6 0.15M S of S end of Makronisos" calcext:value-type="string">
            <text:p>1-6 0.15M S of S end of Makronisos</text:p>
          </table:table-cell>
          <table:table-cell table:formula="of:=[$Sheet1.C7]+([$Sheet1.D7]/60)" office:value-type="float" office:value="37.6426666666667" calcext:value-type="float">
            <text:p>37.6426666666667</text:p>
          </table:table-cell>
          <table:table-cell table:formula="of:=[$Sheet1.E7]+([$Sheet1.F7]/60)" office:value-type="float" office:value="24.1041666666667" calcext:value-type="float">
            <text:p>24.1041666666667</text:p>
          </table:table-cell>
        </table:table-row>
        <table:table-row table:style-name="ro1">
          <table:table-cell table:formula="of:=CONCATENATE([$Sheet1.A8];&quot; &quot;;[$Sheet1.B8])" office:value-type="string" office:string-value=" " calcext:value-type="string">
            <text:p><text:s/></text:p>
          </table:table-cell>
          <table:table-cell table:formula="of:=CONCATENATE([$Sheet1.B8];&quot; &quot;;[$Sheet1.C8])" office:value-type="string" office:string-value=" " calcext:value-type="string">
            <text:p><text:s/></text:p>
          </table:table-cell>
          <table:table-cell table:formula="of:=CONCATENATE([$Sheet1.C8];&quot; &quot;;[$Sheet1.D8])" office:value-type="string" office:string-value=" " calcext:value-type="string">
            <text:p><text:s/></text:p>
          </table:table-cell>
        </table:table-row>
        <table:table-row table:style-name="ro1">
          <table:table-cell table:formula="of:=CONCATENATE([$Sheet1.A9];&quot; &quot;;[$Sheet1.B9])" office:value-type="string" office:string-value=" " calcext:value-type="string">
            <text:p><text:s/></text:p>
          </table:table-cell>
          <table:table-cell table:formula="of:=CONCATENATE([$Sheet1.B9];&quot; &quot;;[$Sheet1.C9])" office:value-type="string" office:string-value=" " calcext:value-type="string">
            <text:p><text:s/></text:p>
          </table:table-cell>
          <table:table-cell table:formula="of:=CONCATENATE([$Sheet1.C9];&quot; &quot;;[$Sheet1.D9])" office:value-type="string" office:string-value=" 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36:50.322363198</meta:creation-date>
    <dc:date>2023-02-02T21:57:45.044315738</dc:date>
    <meta:editing-duration>PT20M55S</meta:editing-duration>
    <meta:editing-cycles>2</meta:editing-cycles>
    <meta:generator>LibreOffice/7.4.4.2$Linux_X86_64 LibreOffice_project/40$Build-2</meta:generator>
    <meta:document-statistic meta:table-count="2" meta:cell-count="69" meta:object-count="0"/>
  </office:meta>
</office:document-meta>
</file>